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19</text:p>
      <text:p text:style-name="P7">American Genizah Project: Partnership for Posterity</text:p>
      <text:p text:style-name="P7">Sabato Morais Collection Catalogue Template</text:p>
      <text:p text:style-name="P8"/>
      <text:p text:style-name="P8">Cataloguer: Heather Newlin</text:p>
      <text:p text:style-name="P8"/>
      <text:p text:style-name="P8"/>
      <text:p text:style-name="P8">I. Provenance</text:p>
      <text:p text:style-name="P8"/>
      <text:p text:style-name="P8">Source: CAJS Sabato Morais Papers</text:p>
      <text:p text:style-name="P8">Location: Box 6, FF 13</text:p>
      <text:p text:style-name="P8">Restrictions: ?</text:p>
      <text:p text:style-name="P8"/>
      <text:p text:style-name="P8">II. Descriptive Metadata</text:p>
      <text:p text:style-name="P8"/>
      <text:p text:style-name="P8">Script<text:tab/><text:tab/><text:tab/><text:tab/><text:tab/><text:tab/>Typescript/Manuscript<text:tab/></text:p>
      <text:p text:style-name="P8"><text:s/>(manuscript or typescript) <text:tab/><text:tab/><text:tab/><text:tab/></text:p>
      <text:p text:style-name="P8">Language (s)<text:tab/><text:tab/><text:tab/><text:tab/><text:tab/>English<text:tab/><text:tab/><text:tab/><text:tab/><text:tab/></text:p>
      <text:p text:style-name="P8">Author of letter<text:tab/><text:tab/><text:tab/><text:tab/>M. Jastrow<text:tab/></text:p>
      <text:p text:style-name="P8">Signed letter<text:tab/><text:tab/><text:tab/><text:tab/><text:tab/></text:p>
      <text:p text:style-name="P8">Unsigned letter</text:p>
      <text:p text:style-name="P8">Dictated letter</text:p>
      <text:p text:style-name="P8">Anonymous</text:p>
      <text:p text:style-name="P8">Addressee of letter<text:tab/><text:tab/><text:tab/><text:tab/>Sabato Morais</text:p>
      <text:p text:style-name="P8">Addressee as “Editor”<text:tab/><text:tab/><text:tab/><text:tab/></text:p>
      <text:p text:style-name="P8">Date (derived from Hebrew Date)<text:tab/><text:tab/></text:p>
      <text:p text:style-name="P8">Date (derived from Gregorian calendar)<text:tab/>April 18, 1893</text:p>
      <text:p text:style-name="P8">Month<text:tab/><text:tab/><text:tab/><text:tab/><text:tab/><text:tab/>April</text:p>
      <text:p text:style-name="P8">Year<text:tab/><text:tab/><text:tab/><text:tab/><text:tab/><text:tab/>1893</text:p>
      <text:p text:style-name="P8">Hebrew Date<text:tab/><text:tab/><text:tab/><text:tab/><text:tab/></text:p>
      <text:p text:style-name="P8">Undated</text:p>
      <text:p text:style-name="P8">City<text:tab/><text:tab/><text:tab/><text:tab/><text:tab/><text:tab/>Atlantic City</text:p>
      <text:p text:style-name="P8">State<text:tab/><text:tab/><text:tab/><text:tab/><text:tab/><text:tab/>NJ</text:p>
      <text:p text:style-name="P8">Country<text:tab/><text:tab/><text:tab/><text:tab/><text:tab/>USA</text:p>
      <text:p text:style-name="P8">Subject<text:tab/><text:tab/><text:tab/><text:tab/><text:tab/></text:p>
      <text:p text:style-name="P8">Keywords</text:p>
      <text:p text:style-name="P8"/>
      <text:p text:style-name="P8"/>
      <text:p text:style-name="P8">III. Document Types</text:p>
      <text:p text:style-name="P8"/>
      <text:p text:style-name="P8">Correspondence<text:tab/><text:tab/><text:tab/><text:tab/>Y</text:p>
      <text:p text:style-name="P8">(Synagogue) Sermon</text:p>
      <text:p text:style-name="P8">(Public) Discourse</text:p>
      <text:p text:style-name="P8">Literary Document<text:tab/><text:tab/><text:tab/><text:tab/></text:p>
      <text:p text:style-name="P8">Legal Document</text:p>
      <text:p text:style-name="P8">Receipts</text:p>
      <text:p text:style-name="P8">Newspaper Clipping</text:p>
      <text:p text:style-name="P8">Greeting Card</text:p>
      <text:p text:style-name="P8">Calling Card</text:p>
      <text:p text:style-name="P8"><text:soft-page-break/></text:p>
      <text:p text:style-name="P8"/>
      <text:p text:style-name="P8">IV. Physical Features </text:p>
      <text:p text:style-name="P8"/>
      <text:p text:style-name="P8">Condition (e.g. fragile)<text:tab/><text:tab/><text:tab/></text:p>
      <text:p text:style-name="P8">Paper size (letter or legal size)<text:tab/><text:tab/></text:p>
      <text:p text:style-name="P8">Number of Pages<text:tab/><text:tab/><text:tab/><text:tab/>2</text:p>
      <text:p text:style-name="P8">Number of Sheets<text:tab/><text:tab/><text:tab/><text:tab/>1</text:p>
      <text:p text:style-name="P8">Fragment<text:tab/><text:tab/><text:tab/><text:tab/><text:tab/></text:p>
      <text:p text:style-name="P8">Pagination </text:p>
      <text:p text:style-name="P8">Foliation</text:p>
      <text:p text:style-name="P8">Additional Numeration</text:p>
      <text:p text:style-name="P8">Envelope<text:tab/><text:tab/><text:tab/><text:tab/><text:tab/></text:p>
      <text:p text:style-name="P8">Stamp<text:tab/><text:tab/><text:tab/><text:tab/><text:tab/><text:tab/></text:p>
      <text:p text:style-name="P8">Postma<text:tab/>rk<text:tab/><text:tab/><text:tab/><text:tab/><text:tab/></text:p>
      <text:p text:style-name="P8">Wax seal<text:tab/><text:tab/><text:tab/><text:tab/><text:tab/></text:p>
      <text:p text:style-name="P8"/>
      <text:p text:style-name="P8">V. Added entries </text:p>
      <text:p text:style-name="P8"/>
      <text:p text:style-name="P8">Additional names mentioned: </text:p>
      <text:p text:style-name="P8">Additional Places mentioned: </text:p>
      <text:p text:style-name="P8">Additional Dates mentioned:</text:p>
      <text:p text:style-name="P8"/>
      <text:p text:style-name="P8">VI. Notes</text:p>
      <text:p text:style-name="P8"/>
      <text:p text:style-name="P8">The top left corner of the paper is torn off.</text:p>
      <text:p text:style-name="P8"/>
      <text:p text:style-name="P8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TELEGRAM<text:span text:style-name="T2">/</text:span></text:p>
      <text:p text:style-name="P4"><text:span text:style-name="T2">[Seal of Postal Telegraph-Cable Company] <text:s/></text:span><text:span text:style-name="T3">This Company TRANSMITS and DELIVERS messages subject to conditions printed on back of this Blank./</text:span></text:p>
      <text:p text:style-name="P4"><text:span text:style-name="T2"><text:tab/>ALBERT B. CHANDLER,<text:tab/><text:tab/><text:tab/><text:tab/><text:tab/><text:tab/>JOHN O. STEVENS,/</text:span></text:p>
      <text:p text:style-name="P4"><text:span text:style-name="T2"><text:tab/><text:tab/>President and General Manager.<text:tab/><text:tab/><text:tab/><text:tab/><text:tab/>Secretary./</text:span></text:p>
      <text:p text:style-name="P4"><text:span text:style-name="T2">NUMBER<text:tab/><text:tab/>SENT BY<text:tab/><text:tab/>REC'D BY<text:tab/><text:tab/>CHECK/</text:span></text:p>
      <text:p text:style-name="P4"><text:span text:style-name="T2">6<text:tab/><text:tab/><text:tab/>Bc<text:tab/><text:tab/><text:tab/>Da<text:tab/><text:tab/><text:tab/>10 Pd/</text:span></text:p>
      <text:p text:style-name="P4"><text:span text:style-name="T2">Dated Atlantic City NJ 18 Received at___/</text:span></text:p>
      <text:p text:style-name="P4"><text:span text:style-name="T2">To Rev. Dr S Morais<text:tab/>4[/ inserted by author]18 1893/ 546 N 5/</text:span></text:p>
      <text:p text:style-name="P4"><text:span text:style-name="T2">accept Heartiest[sic!] congratulations/ on arrival at Three 3 scores/ and Ten 10/ M. Jastrow/</text:span></text:p>
      <text:p text:style-name="P4"><text:span text:style-name="T2">PRESTON'S COMMISSION OFFICE/</text:span></text:p>
      <text:p text:style-name="P4"><text:span text:style-name="T2">General Office, N. E. Cor. 3rd and Chestnut Sts. <text:s/>Open Day and Night./</text:span></text:p>
      <text:p text:style-name="P4"><text:span text:style-name="T2"><text:tab/>Telephone No. 146./</text:span></text:p>
      <text:p text:style-name="P4"><text:span text:style-name="T2"/></text:p>
      <text:p text:style-name="P4"><text:span text:style-name="T2">[Page 2]</text:span></text:p>
      <text:p text:style-name="P3">CONDITION/</text:p>
      <text:p text:style-name="P5">ALL MESSAGES TAKEN BY THIS COMPANY ARE SUBJECT TO THE FOLLOWING TERM[S]/</text:p>
      <text:p text:style-name="P6"><text:tab/>To guard against mistakes or delays, the sender of a message should order it REPEATED; that <text:soft-page-break/>is, telegraphed back to/ the originating office for comparison. <text:s/>For this, one half the regular rate is charged in addition. <text:s/>It is agreed between the/ sender of the message written on the face hereof and the Postal Telegraph-Cable Company, that said Company shall not be/ liable for mistakes or delays in the transmission or delivery, or for non-delivery, of any UNREPEATED message, beyond the/ amount received for sending the same; nor for mistakes or delays in the transmission or delivery, or for non-delivery of any/ REPEATED message beyond fifty times the sum received for sending the same, unless specially insured, nor in any case for/ delays arising from unavoidable interruption in the working of its lines, or for errors in cipher or obscure messages. <text:s/>And this/ Company, is hereby made the agent of the sender, without liability, to forward any message over the lines of any other/ Company when necessary to reach its destination./</text:p>
      <text:p text:style-name="P6"><text:tab/>Correctness in the transmission of messages to any point on the lines of the Company can be INSURED by contract in/ writing, stating agreed amount of risk, and payment of premium, thereon at the following rates, in addition to the usual/ charge for repeated messages, viz: one per cent. for any distance not exceeding 1,000 miles, and two per cent for any greater/ distance./</text:p>
      <text:p text:style-name="P6"><text:tab/>No responsibility regarding messages attaches to this Company until the same are presented and accepted at one of its/ transmitting offices; and if a message is sent to such office by one of this Company's messengers, he acts for that purpose as/ the agent of the sender./</text:p>
      <text:p text:style-name="P6"><text:tab/>Messages will be delivered free within the established free delivery limits of the terminal office. <text:s/>For delivery at a/ greater distance a special charge will be made to cover the cost of such delivery./</text:p>
      <text:p text:style-name="P6"><text:tab/>This company will not be liable for damages in any case where the claim is not presented in writing, within sixty days/ after the message is filed for transmission. <text:s/>In any event, this Company is not to be held liable for any loss, or damage, or/ for delay, or detention, or errors caused by storms or action of the elements, or other acts of God, or by civil or military/ authority, or by insurrections, riots, rebellions, or dangers incident to time of war, or by the unlawful acts of individuals./</text:p>
      <text:p text:style-name="P6"><text:tab/>This is an UNREPEATED Message and is delivered by request of the sender under the conditions named above./</text:p>
      <text:p text:style-name="P6"><text:tab/>No employee of this Company is authorized to vary the foregoing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1:28:55.36</meta:creation-date>
    <dc:date>2011-12-08T11:41:28.20</dc:date>
    <dc:creator>Penn Libraries</dc:creator>
    <meta:editing-duration>PT00H12M3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4" meta:word-count="721" meta:character-count="4583"/>
  </office:meta>
</office:document-meta>
</file>